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15%"/>
      <style:text-properties style:font-name="Arial" officeooo:paragraph-rsid="00133d11"/>
    </style:style>
    <style:style style:name="P2" style:family="paragraph" style:parent-style-name="Text_20_body">
      <style:paragraph-properties fo:line-height="115%"/>
      <style:text-properties style:font-name="Arial" fo:font-weight="bold" officeooo:paragraph-rsid="00133d11" style:font-weight-asian="bold" style:font-weight-complex="bold"/>
    </style:style>
    <style:style style:name="P3" style:family="paragraph" style:parent-style-name="Text_20_body">
      <style:paragraph-properties fo:line-height="115%"/>
      <style:text-properties style:font-name="Arial" fo:font-weight="bold" officeooo:rsid="00133d11" officeooo:paragraph-rsid="00133d11" style:font-weight-asian="bold" style:font-weight-complex="bold"/>
    </style:style>
    <style:style style:name="P4" style:family="paragraph" style:parent-style-name="Text_20_body">
      <style:paragraph-properties fo:line-height="115%"/>
      <style:text-properties style:font-name="Arial" fo:font-weight="bold" officeooo:rsid="0013ad37" officeooo:paragraph-rsid="0013ad37"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ad3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P1">When opening a business, there are many considerations that must be made. Among these are determining the best location for the services you offer, as well as minimizing the amount of competition you may be facing. For this reason, I would like to explore the logistics of opening a breakfast diner. In the process, I may explore possible elements such as: where popular hours of surrounding business skew towards the hours before 2pm; where there are relatively few other businesses in the Breakfast Spot category; and where may be close to other businesses that may give opportunities for attracting new customers, such as churches for post-service crowds or hotels. </text:p>
      <text:p text:style-name="P2">Data</text:p>
      <text:p text:style-name="P1">For this goal, I plan on looking at a medium-sized city in the Midwest, likely Indianapolis, Indiana. I may start with a larger area, then narrow it down to a smaller zone or neighborhood and fine-tune the location choices. For this, I will need to obtain the latitude and longitude of the city, as well as get more information about the neighborhoods that might be potential options. From there, I will be using Foursquare to hopefully get information about hours, other breakfast businesses in the area, and other types of venues that may attract customers. </text:p>
      <text:p text:style-name="P3">Methodology</text:p>
      <text:p text:style-name="P3"><text:span text:style-name="T1">My exploration consisted of two main parts: narrowing down locations according to venue and narrowing down locations according to popular hours. </text:span></text:p>
      <text:p text:style-name="P3">By Venue.<text:span text:style-name="T1"> Much of this section was executed similarly to previous assignments and labs. I started with a .csv file containing latitude and longitude of zip codes associated with the city in question, Indianapolis. From there, I used a Foursquare call to get the venues for each zip code, using a 1.5 mile radius given that Indianapolis is spread out but not as dense as some other larger major cities. I also limited the number of venues to 50 per zip code, as getting popular hours is a premium call and therefore limits the number of venues you can pull from. Limiting the venues now would make it easier to perform that call later. After getting the venues, I reviewed the venue categories and removed venues that would not be in competition with a breakfast place, such as specialty dinner spots, bars, and other later-hour venues. From there, I clustered in a similar manner as previous exercises, using k-means clustering to create 5 clusters of zip codes. Using these clusters, I narrowed down to one cluster that featured the most promising business types, such as hotels, without a high concentration of competing businesses like bakeries or cafes. </text:span></text:p>
      <text:p text:style-name="P3">By Hour.<text:span text:style-name="T1"> Because getting popular hours is a premium call, I had to be selective. I could only call less than 500 venues, so I started by choosing the most promising zip codes </text:span><text:span text:style-name="T2">by excluding venues that had the highest number of competitors. From there, I explored the .json file associated with hour calls and determined I would need to create a few functions in order to extract the popular hours. Furthermore, the popular hours were given in a dictionary that gave time frames in the form of ‘start’ to ‘end,’ without the hours between accounted for. To mitigate that, I decided to use a list of 0s and 1s, where 1s were added to indicate a popular hour. The </text:span><text:soft-page-break/><text:span text:style-name="T2">function to do this created a list of integers between the start and end time and updated a numpy array of twenty-four 0s, thereby making a list of all hours of the day and including which hours were popular. This function was called in another function, which did this for each day of the week and created a final, single list of popular times averaged across the list. Inside of the premium call function, these functions were executed, resulting in a dataframe consisting of the zip code, venue name, venue id, and list of average popular hours for every venue. The additional bonus to doing it this way mean that the hours were encoded in such a way that they were already ready for clustering. Before clustering, I did some basic exploration to see if we could see which zip codes might have higher morning traffic by subsetting the pre-noon hours and averaging the average hours per neighborhood, creating a single value that gave a glimpse into how frequent early morning popular hours were. After that, I used clustering to cluster all the venues, and used these cluster labels to determine which neighborhood had the highest ratio of more morning-skewed businesses. </text:span></text:p>
      <text:p text:style-name="P4">Results</text:p>
      <text:p text:style-name="P4"><text:span text:style-name="T1">The exploration before the final clustering of hours yielded that the zip codes of 46280, 46278, 46204, or 46207 may be good candidates for neighborhoods with frequent morning traffic. After clustering, the clustered venues were grouped by neighborhood with one of the clusters determined to be more morning-to-midday skewed. Out of this cluster, the zip codes 46204 and 46207 turned out to have the highest ratio of venues in this cluster. This result is supported by the earlier analysis, as both of those zip codes were included in likely zip codes. </text:span></text:p>
      <text:p text:style-name="P4">Discussion</text:p>
      <text:p text:style-name="P4"><text:span text:style-name="T1">These results take into account many different aspects of opening a breakfast spot, including the type of nearby venues and the popular hours of those venues. There is a lot at play here, however, and due to certain limitations such as time and availability of the information through premium calls, there is a possibility that some of the data excluded could provide additional insights that are not in our results. That being said, as the goal was to find a spot that is both near places that get morning traffic and be less likely to experience a lot of existing competition from other breakfast-type spots, the results should reflect both of these criteria. </text:span></text:p>
      <text:p text:style-name="P4">Conclusion</text:p>
      <text:p text:style-name="P4"><text:span text:style-name="T1">If anyone ever wants to open a breakfast spot in Indianapolis, the zip codes 46204 and 46207 would be a good place to start. These areas should have a lower amount of competition while still enjoying a robust amount of morning traffic. </text:span></text:p>
      <text:p text:style-name="P4"><text:span text:style-name="T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5T15:42:54.699000000</meta:creation-date>
    <dc:date>2020-06-25T16:12:07.168000000</dc:date>
    <meta:editing-duration>PT31S</meta:editing-duration>
    <meta:editing-cycles>1</meta:editing-cycles>
    <meta:generator>LibreOffice/6.3.6.2$Windows_X86_64 LibreOffice_project/2196df99b074d8a661f4036fca8fa0cbfa33a497</meta:generator>
    <meta:document-statistic meta:table-count="0" meta:image-count="0" meta:object-count="0" meta:page-count="2" meta:paragraph-count="14" meta:word-count="995" meta:character-count="5871" meta:non-whitespace-character-count="4882"/>
  </office:meta>
</office:document-meta>
</file>